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09db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3_LS01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Alta y baja de usuarios de dominio mediante interfaz gráfica y línea de comandos. Creación masiva de cuentas por procesamiento por lotes (scripts PowerShell y CSV). Gestión de grupos y perten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<text:span text:style-name="T1">1</text:span>.º trimestre – semana <text:span text:style-name="T1">11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2 – Gestiona usuarios y grupos de sistemas operativos en red interpretando especificaciones y aplicando herramientas del sistema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n configurado y gestionado cuentas de usuario.</text:p>
            <text:p text:style-name="P6">c) Se han configurado y gestionado cuentas de equipo.</text:p>
            <text:p text:style-name="P6">d) Se ha distinguido el propósito de los grupos, sus tipos y ámbitos.</text:p>
            <text:p text:style-name="P6">e) Se han configurado y gestionado grupos.</text:p>
            <text:p text:style-name="P6">f) Se ha gestionado la pertenencia de usuarios a grupos.</text:p>
            <text:p text:style-name="P6">g) Se han identificado las características de usuarios y grupos predeterminados y especiales.</text:p>
            <text:p text:style-name="P6">i) Se han utilizado herramientas para la administración de usuarios y grupos, incluidas en el sistema operativo en red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Cuentas de usuario de dominio: propiedades, restricciones de inicio de sesión y caducidad.</text:p>
            <text:p text:style-name="P6">2. Alta, modificación y baja de usuarios: ADUC (GUI) y PowerShell (New-ADUser, Set-ADUser, Remove-ADUser).</text:p>
            <text:p text:style-name="P6">3. Plantillas de usuario: creación y uso para alta estandarizada.</text:p>
            <text:p text:style-name="P6">4. Tipos y ámbitos de grupos en AD DS: locales de dominio, globales y universales.</text:p>
            <text:p text:style-name="P6">5. Gestión de grupos: creación, anidamiento y administración de pertenencia.</text:p>
            <text:p text:style-name="P6">6. Usuarios y grupos predeterminados y especiales del sistema.</text:p>
            <text:p text:style-name="P6">7. Procesamiento por lotes: importación masiva de usuarios desde CSV con PowerShell.</text:p>
            <text:p text:style-name="P6">8. Auditoría básica de cuentas: verificación con Get-ADUser y filtros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) + Windows 10/11 (cliente).</text:p>
            <text:p text:style-name="P6">· Pizarra digital / proyector.</text:p>
            <text:p text:style-name="P6">· Fichero CSV de ejemplo para importación masiva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cómo se gestiona un parque de 500 usuarios?</text:p>
            <text:p text:style-name="P6">2. Exposición teórica: tipos de cuentas, grupos y ámbitos.</text:p>
            <text:p text:style-name="P6">3. Demostración guiada: alta/baja con ADUC y PowerShell.</text:p>
            <text:p text:style-name="P6">4. Práctica autónoma: alta individual y por lotes desde CSV.</text:p>
            <text:p text:style-name="P6">5. Verificación de cuentas con Get-ADUser y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alta masiva funcional desde CSV (60 %).</text:p>
            <text:p text:style-name="P6">· Prueba teórica: tipos de grupos y ámbitos (30 %).</text:p>
            <text:p text:style-name="P6">· Observación directa / actitud (10 %).</text:p>
            <text:p text:style-name="P6">Mínimo: 5/10 en la práctica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CSV prefabricado y script guiado para alumnado con dificultades.</text:p>
            <text:p text:style-name="P6">· Ampliación: automatización con bucles y manejo de errores en PowerShell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20:16.041000000</meta:creation-date>
    <dc:date>2026-04-20T10:20:09.351633526</dc:date>
    <meta:generator>LibreOffice/24.2.7.2$Linux_X86_64 LibreOffice_project/420$Build-2</meta:generator>
    <meta:editing-duration>PT6M11S</meta:editing-duration>
    <meta:document-statistic meta:table-count="2" meta:image-count="0" meta:object-count="0" meta:page-count="2" meta:paragraph-count="88" meta:word-count="681" meta:character-count="4553" meta:non-whitespace-character-count="3956"/>
  </office:meta>
</office:document-meta>
</file>